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91.0529">
            <text:p>91.05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9208">
            <text:p>97.9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2434">
            <text:p>96.24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9917">
            <text:p>94.9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53">
            <text:p>99.2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9385">
            <text:p>96.9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572">
            <text:p>96.857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476">
            <text:p>96.8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4">
            <text:p>98.2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839">
            <text:p>98.583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4.275">
            <text:p>94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892">
            <text:p>97.089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477">
            <text:p>95.9477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706">
            <text:p>97.4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059">
            <text:p>97.5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471">
            <text:p>96.24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8647">
            <text:p>96.8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1526">
            <text:p>98.1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563">
            <text:p>97.3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958">
            <text:p>97.9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281">
            <text:p>98.2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636">
            <text:p>97.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6063">
            <text:p>98.6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458">
            <text:p>97.1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3938">
            <text:p>97.3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7386">
            <text:p>96.738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636">
            <text:p>97.4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9778">
            <text:p>95.9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333">
            <text:p>96.2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65">
            <text:p>96.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3.6636">
            <text:p>93.6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231">
            <text:p>97.62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458">
            <text:p>97.1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782">
            <text:p>98.2782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6842">
            <text:p>98.684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433">
            <text:p>96.243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208">
            <text:p>97.1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316">
            <text:p>97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0625">
            <text:p>97.0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4875">
            <text:p>95.4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913">
            <text:p>97.4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7333">
            <text:p>96.7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293">
            <text:p>96.329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24">
            <text:p>95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53">
            <text:p>96.8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303">
            <text:p>96.730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1308">
            <text:p>97.130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259">
            <text:p>97.32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0213">
            <text:p>96.021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1667">
            <text:p>95.1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6615">
            <text:p>97.661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909">
            <text:p>97.3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1542">
            <text:p>97.15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867">
            <text:p>97.18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361">
            <text:p>97.83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8188">
            <text:p>94.8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781">
            <text:p>97.7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2118">
            <text:p>96.2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">
            <text:p>97.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0931">
            <text:p>95.0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6882">
            <text:p>95.6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708">
            <text:p>97.9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2706">
            <text:p>96.2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8889">
            <text:p>95.888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25">
            <text:p>98.0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7844">
            <text:p>95.7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624">
            <text:p>95.6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308">
            <text:p>97.7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182">
            <text:p>97.3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6364">
            <text:p>94.6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584">
            <text:p>97.258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909">
            <text:p>98.29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308">
            <text:p>98.4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857">
            <text:p>96.3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822">
            <text:p>96.682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834">
            <text:p>97.58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3571">
            <text:p>96.3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94">
            <text:p>97.619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25">
            <text:p>97.12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3333">
            <text:p>98.33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1154">
            <text:p>96.1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6457">
            <text:p>96.64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8762">
            <text:p>95.8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24">
            <text:p>97.4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2875">
            <text:p>96.28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727">
            <text:p>95.5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316">
            <text:p>97.1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32">
            <text:p>98.03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8.3455">
            <text:p>98.3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478">
            <text:p>96.147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4">
            <text:p>95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12">
            <text:p>95.1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55">
            <text:p>96.75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4389">
            <text:p>96.4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9539">
            <text:p>96.9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688">
            <text:p>97.3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547">
            <text:p>97.154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583">
            <text:p>96.75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036">
            <text:p>96.7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9667">
            <text:p>95.9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5727">
            <text:p>95.5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0409">
            <text:p>96.0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0706">
            <text:p>97.0706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895">
            <text:p>96.589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45">
            <text:p>96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6526">
            <text:p>96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1059">
            <text:p>95.1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2792">
            <text:p>96.2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9">
            <text:p>97.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7">
            <text:p>97.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9">
            <text:p>96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5688">
            <text:p>98.5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1778">
            <text:p>98.177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579">
            <text:p>96.57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685">
            <text:p>95.68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5273">
            <text:p>96.5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5867">
            <text:p>98.5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417">
            <text:p>98.4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745">
            <text:p>98.7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647">
            <text:p>98.0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1556">
            <text:p>95.155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6643">
            <text:p>95.6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575">
            <text:p>97.5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0156">
            <text:p>97.015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5549">
            <text:p>97.554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619">
            <text:p>97.7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8857">
            <text:p>97.8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705">
            <text:p>95.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0682">
            <text:p>95.0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224">
            <text:p>97.2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715">
            <text:p>95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143">
            <text:p>96.4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091">
            <text:p>99.2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909">
            <text:p>96.4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2">
            <text:p>95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025">
            <text:p>98.0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455">
            <text:p>97.4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87">
            <text:p>96.58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">
            <text:p>97.6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26">
            <text:p>95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5346">
            <text:p>96.53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0786">
            <text:p>97.0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2545">
            <text:p>98.2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4">
            <text:p>97.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976">
            <text:p>97.9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367">
            <text:p>95.53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917">
            <text:p>96.7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92">
            <text:p>97.12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8824">
            <text:p>96.88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5583">
            <text:p>97.558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9425">
            <text:p>96.94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9333">
            <text:p>95.9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18">
            <text:p>98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6875">
            <text:p>96.6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5">
            <text:p>98.5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7423">
            <text:p>95.7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3273">
            <text:p>98.3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167">
            <text:p>98.4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2844">
            <text:p>98.2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4.15">
            <text:p>94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26">
            <text:p>96.22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294">
            <text:p>98.0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65">
            <text:p>95.6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828">
            <text:p>96.8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8381">
            <text:p>96.8381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8533">
            <text:p>97.85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136">
            <text:p>96.91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1923">
            <text:p>96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1">
            <text:p>96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333">
            <text:p>97.633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9682">
            <text:p>95.96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4.9572">
            <text:p>94.9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767">
            <text:p>96.87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5375">
            <text:p>95.5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75">
            <text:p>98.3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4.7222">
            <text:p>94.7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3727">
            <text:p>96.3727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429">
            <text:p>96.4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616">
            <text:p>96.861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0118">
            <text:p>95.0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281">
            <text:p>96.428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5364">
            <text:p>95.5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7746">
            <text:p>96.774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9515">
            <text:p>96.95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133">
            <text:p>97.21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7479">
            <text:p>97.7479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813">
            <text:p>97.38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2429">
            <text:p>98.242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667">
            <text:p>97.5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217">
            <text:p>96.621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632">
            <text:p>98.6632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5">
            <text:p>96.1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4.25">
            <text:p>94.25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f:=SUM([.A1:.A500])/500" office:value-type="float" office:value="97.7140412000001">
            <text:p>97.7140412</text:p>
          </table:table-cell>
          <table:table-cell table:formula="of:=SUM([.B1:.B500])/500" office:value-type="float" office:value="13.96">
            <text:p>13.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4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42:45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